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AA00000158E622525D.png"/>
  <manifest:file-entry manifest:media-type="image/png" manifest:full-path="Pictures/10000201000002BB00000159A815EAD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6.6925in" svg:height="3.3752in" draw:z-index="0"><draw:image xlink:href="Pictures/10000201000002AA00000158E622525D.png" xlink:type="simple" xlink:show="embed" xlink:actuate="onLoad"/></draw:frame></text:p>
      <text:p text:style-name="Standard"/>
      <text:p text:style-name="Standard"><draw:frame draw:style-name="fr2" draw:name="graphics2" text:anchor-type="paragraph" svg:x="-0.0098in" svg:y="0in" svg:width="6.9409in" svg:height="3.3028in" draw:z-index="1"><draw:image xlink:href="Pictures/10000201000002BB00000159A815EAD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28S</meta:editing-duration>
    <meta:editing-cycles>4</meta:editing-cycles>
    <meta:generator>OpenOffice/4.1.4$Win32 OpenOffice.org_project/414m5$Build-9788</meta:generator>
    <dc:date>2018-01-21T14:24:06.97</dc:date>
    <dc:creator>Naman Manchanda</dc:creator>
    <meta:document-statistic meta:table-count="0" meta:image-count="2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